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033cm" svg:x="1cm" svg:y="7.857cm" presentation:class="title" presentation:user-transformed="true">
          <draw:text-box>
            <text:p>Projeto Programação para Economistas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resenta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urso de fundamentos de computação e lógica de programação</text:p>
              </text:list-item>
              <text:list-item>
                <text:p>Materiais necessários: internet e desktop/notebook</text:p>
              </text:list-item>
              <text:list-item>
                <text:p>Fases </text:p>
              </text:list-item>
              <text:list-item>
                <text:p>Material utilizado: Professor Doutor Nélio A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undamentos de computa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omo os computadores funcionam?</text:p>
              </text:list-item>
              <text:list-item>
                <text:p>Entrada/processamento/saída</text:p>
              </text:list-item>
              <text:list-item>
                <text:p>Algoritmos</text:p>
              </text:list-item>
              <text:list-item>
                <text:p>Recursos para a construção de softwares: linguagem de progamação, I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inguagens de programa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/>Quantas linguagens existem? </text:p>
              </text:list-item>
              <text:list-item>
                <text:p>Qual a melhor?</text:p>
              </text:list-item>
              <text:list-item>
                <text:p>Como funcionam? </text:p>
                <text:list>
                  <text:list-item>
                    <text:p>Sintática </text:p>
                  </text:list-item>
                  <text:list-item>
                    <text:p>Léxico</text:p>
                  </text:list-item>
                </text:list>
              </text:list-item>
              <text:list-item>
                <text:p>Vamos usar o Portugol, ou VisualG<text:line-break/>https://sourceforge.net/projects/visualg30/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2T18:36:49.666560212</meta:creation-date>
    <meta:editing-duration>PT8M56S</meta:editing-duration>
    <meta:editing-cycles>2</meta:editing-cycles>
    <meta:generator>LibreOffice/7.1.6.2.0$Linux_X86_64 LibreOffice_project/10$Build-2</meta:generator>
    <dc:title>Midnightblue</dc:title>
    <dc:date>2021-10-22T20:06:46.974759096</dc:date>
    <meta:document-statistic meta:object-count="66"/>
  </office:meta>
</office:document-meta>
</file>